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4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5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4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5" style:family="paragraph" style:parent-style-name="Header">
      <style:text-properties officeooo:paragraph-rsid="00130f00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0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6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7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8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9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2">COD. ARTICOLO</text:p>
          </table:table-cell>
          <table:table-cell table:style-name="Tabella4.A1" office:value-type="string">
            <text:p text:style-name="P33">DESCRIZIONE ARTICOLO</text:p>
          </table:table-cell>
          <table:table-cell table:style-name="Tabella4.A1" office:value-type="string">
            <text:p text:style-name="P34">U.M.<text:span text:style-name="T22"> <text:s text:c="9"/></text:span></text:p>
          </table:table-cell>
          <table:table-cell table:style-name="Tabella4.A1" office:value-type="string">
            <text:p text:style-name="P34">QUANTITA' <text:s text:c="17"/></text:p>
          </table:table-cell>
          <table:table-cell table:style-name="Tabella4.A1" office:value-type="string">
            <text:p text:style-name="P34">PREZZO <text:s text:c="21"/></text:p>
          </table:table-cell>
          <table:table-cell table:style-name="Tabella4.A1" office:value-type="string">
            <text:p text:style-name="P35">SC. %</text:p>
          </table:table-cell>
          <table:table-cell table:style-name="Tabella4.A1" office:value-type="string">
            <text:p text:style-name="P35">IMPORTO</text:p>
          </table:table-cell>
          <table:table-cell table:style-name="Tabella4.H1" office:value-type="string">
            <text:p text:style-name="P35">IVA</text:p>
          </table:table-cell>
        </table:table-row>
        <table:table-row>
          <table:table-cell table:style-name="Tabella4.A2" table:number-columns-spanned="8" office:value-type="string">
            <text:p text:style-name="P21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6"><text:placeholder text:placeholder-type="text">&lt;line.name or ''&gt;</text:placeholder></text:p>
          </table:table-cell>
          <table:table-cell table:style-name="Tabella4.A3" office:value-type="string">
            <text:p text:style-name="P77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2"><text:placeholder text:placeholder-type="text">&lt;if test="line.quantity != 0.00"&gt;</text:placeholder><text:placeholder text:placeholder-type="text">&lt;formatLang(line.quantity)&gt;</text:placeholder><text:placeholder text:placeholder-type="text">&lt;/if&gt;</text:placeholder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formatLang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1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formatLang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78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9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0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5" style:family="paragraph" style:parent-style-name="Header">
      <style:text-properties officeooo:paragraph-rsid="00130f00"/>
    </style:style>
    <style:style style:name="MP46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0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1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2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5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7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8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59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4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8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168,size_y=9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1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3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4"><text:span text:style-name="MT7">REA </text:span>N° <text:span text:style-name="MT8"><text:placeholder text:placeholder-type="text">&lt;company.partner_id.rea_code&gt;</text:placeholder></text:span></text:p>
              <text:p text:style-name="MP15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formatLang(company.partner_id.rea_capital)&gt;</text:placeholder></text:span></text:p>
              <text:p text:style-name="MP16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7"><text:span text:style-name="MT12">Pec </text:span><text:span text:style-name="MT10"><text:placeholder text:placeholder-type="text">&lt;company.partner_id.pec_mail&gt;</text:placeholder></text:span></text:p>
              <text:p text:style-name="MP18"/>
              <text:p text:style-name="MP19"/>
              <text:p text:style-name="MP20"/>
              <text:p text:style-name="MP21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2">DESTINAZIONE SE DIVERSA</text:p>
              <text:p text:style-name="MP2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4">PARTITA IVA e/o CODICE FISCALE</text:p>
              <text:p text:style-name="MP25"><text:placeholder text:placeholder-type="text">&lt;o.partner_id.vat or ''&gt;</text:placeholder></text:p>
            </table:table-cell>
            <table:table-cell table:style-name="Tabella3.A2" office:value-type="string">
              <text:p text:style-name="MP24">CODICE CLIENTE</text:p>
              <text:p text:style-name="MP26"><text:placeholder text:placeholder-type="text">&lt;o.partner_id.id or ''&gt;</text:placeholder></text:p>
            </table:table-cell>
            <table:table-cell table:style-name="Tabella3.A2" office:value-type="string">
              <text:p text:style-name="MP24">AGENTE</text:p>
              <text:p text:style-name="MP27"/>
            </table:table-cell>
            <table:table-cell table:style-name="Tabella3.D2" table:number-columns-spanned="2" office:value-type="string">
              <text:p text:style-name="MP28">TIPO DOCUMENTO</text:p>
              <text:p text:style-name="MP29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0">CODICE PAGAMENTO</text:p>
              <text:p text:style-name="MP31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2">PAG</text:p>
              <text:p text:style-name="MP33"><text:page-number text:select-page="current">1</text:page-number>/<text:page-count>1</text:page-count> </text:p>
            </table:table-cell>
            <table:table-cell table:style-name="Tabella3.A2" office:value-type="string">
              <text:p text:style-name="MP34">N° DOCUMENTO</text:p>
              <text:p text:style-name="MP35"><text:placeholder text:placeholder-type="text">&lt;o.number or ''&gt;</text:placeholder></text:p>
            </table:table-cell>
            <table:table-cell table:style-name="Tabella3.D2" office:value-type="string">
              <text:p text:style-name="MP34">DATA DOCUMENTO</text:p>
              <text:p text:style-name="MP36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7">BANCA APPOGGIO</text:p>
              <text:p text:style-name="MP38"><text:span text:style-name="MT14"><text:placeholder text:placeholder-type="text">&lt;if test="o.partner_bank_id"&gt;</text:placeholder></text:span><text:span text:style-name="MT15"><text:placeholder text:placeholder-type="text">&lt;o.partner_bank_id.bank_id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9">IBAN</text:p>
              <text:p text:style-name="MP40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2">SCADENZE</text:p>
              <text:p text:style-name="MP41"><text:text-input text:description="&lt;for each=&quot;move_line in o.move_id.line_ids.sorted(key=lambda a: a.date_maturity)&quot;&gt;">for</text:text-input></text:p>
              <text:p text:style-name="MP41"><text:text-input text:description="&lt;if test=&quot;move_line.date_maturity&quot;&gt;">IF2</text:text-input></text:p>
              <text:p text:style-name="MP42"><text:span text:style-name="MT17"><text:text-input text:description="&lt;formatLang(move_line.date_maturity,date='true')&gt;">$4400</text:text-input></text:span><text:span text:style-name="MT17"><text:s/>- </text:span><text:span text:style-name="MT18"><text:placeholder text:placeholder-type="text">&lt;o.currency_id.symbol or ''&gt;</text:placeholder></text:span><text:span text:style-name="MT18"><text:s/></text:span><text:span text:style-name="MT17"><text:text-input text:description="&lt;formatLang(move_line.debit)&gt;">$4400</text:text-input></text:span></text:p>
              <text:p text:style-name="MP43"><text:span text:style-name="MT17"><text:text-input text:description="&lt;/if&gt;">end if</text:text-input></text:span><text:span text:style-name="MT17"><text:s/></text:span></text:p>
              <text:p text:style-name="MP44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5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6">ANNOTAZIONI</text:p>
              <text:p text:style-name="MP47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8">IMPONIBILE</text:p>
            </table:table-cell>
            <table:table-cell table:style-name="Table1.A1" office:value-type="string">
              <text:p text:style-name="MP48">IVA</text:p>
            </table:table-cell>
            <table:table-cell table:style-name="Table1.I1" office:value-type="string">
              <text:p text:style-name="MP49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0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1"><text:placeholder text:placeholder-type="text">&lt;formatLang(line.base) or ''&gt;</text:placeholder></text:p>
            </table:table-cell>
            <table:table-cell table:style-name="Table1.G3" table:number-rows-spanned="2" office:value-type="string">
              <text:p text:style-name="MP52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3"><text:placeholder text:placeholder-type="text">&lt;formatLang(line.amount)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4">CAUSALE</text:p>
            </table:table-cell>
            <table:table-cell table:style-name="Table1.G3" table:number-rows-spanned="2" office:value-type="string">
              <text:p text:style-name="MP55">% <text:span text:style-name="MT19">SC.</text:span></text:p>
            </table:table-cell>
            <table:table-cell table:style-name="Table1.G3" table:number-rows-spanned="2" office:value-type="string">
              <text:p text:style-name="MP54">IMPORTO SCONTO</text:p>
            </table:table-cell>
            <table:table-cell table:style-name="Table1.G3" table:number-rows-spanned="2" office:value-type="string">
              <text:p text:style-name="MP54">TOTALE MERCE</text:p>
            </table:table-cell>
            <table:table-cell table:style-name="Table1.G3" table:number-rows-spanned="2" table:number-columns-spanned="2" office:value-type="string">
              <text:p text:style-name="MP56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7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4">ASPETTO DEI BENI</text:p>
              <text:p text:style-name="MP58"/>
            </table:table-cell>
            <table:covered-table-cell/>
            <table:table-cell table:style-name="Table1.G3" office:value-type="string">
              <text:p text:style-name="MP54">N. COLLI</text:p>
              <text:p text:style-name="MP58"/>
            </table:table-cell>
            <table:table-cell table:style-name="Table1.G3" office:value-type="string">
              <text:p text:style-name="MP54">TRASPORTO</text:p>
              <text:p text:style-name="MP58"/>
            </table:table-cell>
            <table:table-cell table:style-name="Table1.G3" table:number-columns-spanned="2" office:value-type="string">
              <text:p text:style-name="MP56">RIMBORSI</text:p>
              <text:p text:style-name="MP59"/>
            </table:table-cell>
            <table:covered-table-cell/>
            <table:table-cell table:style-name="Table1.G3" office:value-type="string">
              <text:p text:style-name="MP60">TOTALE IMPONIBILE</text:p>
              <text:p text:style-name="MP61"><text:placeholder text:placeholder-type="text">&lt;formatLang(o.amount_untaxed)&gt;</text:placeholder></text:p>
            </table:table-cell>
            <table:table-cell table:style-name="Table1.G2" table:number-columns-spanned="2" office:value-type="string">
              <text:p text:style-name="MP62">TOTALE IVA</text:p>
              <text:p text:style-name="MP63"><text:placeholder text:placeholder-type="text">&lt;formatLang(o.amount_tax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2">TRASPORTO CURA DEL</text:p>
              <text:p text:style-name="MP64"><text:s/></text:p>
            </table:table-cell>
            <table:table-cell table:style-name="Table1.A1" table:number-columns-spanned="2" office:value-type="string">
              <text:p text:style-name="MP62">INIZIO TRASPORTO</text:p>
              <text:p text:style-name="MP64"/>
            </table:table-cell>
            <table:covered-table-cell/>
            <table:table-cell table:style-name="Table1.A1" table:number-columns-spanned="2" office:value-type="string">
              <text:p text:style-name="MP65">FIRMA DEL CONDUCENTE</text:p>
              <text:p text:style-name="MP66"/>
            </table:table-cell>
            <table:covered-table-cell/>
            <table:table-cell table:style-name="Table1.A1" table:number-columns-spanned="2" office:value-type="string">
              <text:p text:style-name="MP67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2">TOTALE DOCUMENTO</text:p>
              <text:p text:style-name="MP62"/>
              <text:p text:style-name="MP68"><text:span text:style-name="MT20"><text:placeholder text:placeholder-type="text">&lt;o.currency_id.symbol or ''&gt;</text:placeholder></text:span><text:s/><text:span text:style-name="MT21"><text:placeholder text:placeholder-type="text">&lt;formatLang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2">VETTORI, RAGIONE SOCIALE E INDIRIZZO</text:p>
              <text:p text:style-name="MP64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2">FIRMA DEL VETTORE</text:p>
              <text:p text:style-name="MP64"/>
            </table:table-cell>
            <table:covered-table-cell/>
            <table:table-cell table:style-name="Table1.G3" table:number-columns-spanned="2" office:value-type="string">
              <text:p text:style-name="MP65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69">I Vs. dati anagrafici sono da noi considerati esatti sotto la Vs. responsabilità, salvo diversa comunicazione, come previsto dall'art. 41 DPR 26/10/72 n° 633.</text:p>
              <text:p text:style-name="MP69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Fabrizio Cocciari</meta:initial-creator>
    <meta:creation-date>2015-10-02T07:20:00Z</meta:creation-date>
    <dc:date>2019-10-18T16:44:00.697000000</dc:date>
    <meta:print-date>2015-11-01T17:36:21.213000000</meta:print-date>
    <meta:editing-cycles>71</meta:editing-cycles>
    <meta:editing-duration>P1DT6M52S</meta:editing-duration>
    <meta:document-statistic meta:table-count="5" meta:image-count="0" meta:object-count="0" meta:page-count="1" meta:paragraph-count="95" meta:word-count="302" meta:character-count="2885" meta:non-whitespace-character-count="2633"/>
    <meta:template xlink:type="simple" xlink:actuate="onRequest" xlink:title="" xlink:href="../Carta%20Intestata%20Sinfocom%20Versione%202.odt/Normal"/>
  </office:meta>
</office:document-meta>
</file>